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2" svg:font-family="'Nimbus Sans'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5945in"/>
    </style:style>
    <style:style style:name="co8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imbus Sans2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Nimbus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number-columns-repeated="2" table:default-cell-style-name="ce15"/>
        <table:table-column table:style-name="co1" table:number-columns-repeated="57" table:default-cell-style-name="ce15"/>
        <table:table-column table:style-name="co1" table:number-columns-repeated="956" table:default-cell-style-name="ce7"/>
        <table:table-row table:style-name="ro1">
          <table:table-cell table:style-name="ce1" office:value-type="string" calcext:value-type="string" table:number-columns-spanned="3" table:number-rows-spanned="1">
            <text:p>Length of the horizontal pair of plate (l)=</text:p>
          </table:table-cell>
          <table:covered-table-cell table:number-columns-repeated="2"/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Distance of the screen from the edges of the plates(L)=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Seperation between the plates(d)=</text:p>
          </table:table-cell>
          <table:covered-table-cell table:style-name="ce1"/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horizontal component of earth(He)=</text:p>
          </table:table-cell>
          <table:covered-table-cell table:number-columns-repeated="2"/>
          <table:table-cell office:value-type="float" office:value="0.345" calcext:value-type="float">
            <text:p>0.345</text:p>
          </table:table-cell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2">
            <text:p>sl no</text:p>
          </table:table-cell>
          <table:table-cell table:style-name="ce16" office:value-type="string" calcext:value-type="string" table:number-columns-spanned="1" table:number-rows-spanned="2">
            <text:p>Applied voltage(V)</text:p>
          </table:table-cell>
          <table:table-cell table:style-name="ce16" office:value-type="string" calcext:value-type="string" table:number-columns-spanned="1" table:number-rows-spanned="2">
            <text:p>Initial Deflect</text:p>
          </table:table-cell>
          <table:table-cell table:style-name="ce16" office:value-type="string" calcext:value-type="string" table:number-columns-spanned="1" table:number-rows-spanned="2">
            <text:p>Final Deflection</text:p>
          </table:table-cell>
          <table:table-cell table:style-name="ce16" office:value-type="string" calcext:value-type="string" table:number-columns-spanned="1" table:number-rows-spanned="2">
            <text:p>Actual Deflection(<text:span text:style-name="T1">λ)</text:span></text:p>
          </table:table-cell>
          <table:table-cell table:style-name="ce16" office:value-type="string" calcext:value-type="string" table:number-columns-spanned="1" table:number-rows-spanned="2">
            <text:p>L1</text:p>
          </table:table-cell>
          <table:table-cell table:style-name="ce16" office:value-type="string" calcext:value-type="string" table:number-columns-spanned="1" table:number-rows-spanned="2">
            <text:p>L2</text:p>
          </table:table-cell>
          <table:table-cell table:style-name="ce16" office:value-type="string" calcext:value-type="string" table:number-columns-spanned="3" table:number-rows-spanned="1">
            <text:p>Compass Deflection(θ)</text:p>
          </table:table-cell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Magnetic Field </text:p>
          </table:table-cell>
          <table:table-cell table:style-name="ce16" office:value-type="string" calcext:value-type="string" table:number-columns-spanned="1" table:number-rows-spanned="2">
            <text:p>H^2</text:p>
          </table:table-cell>
          <table:table-cell table:style-name="ce16" office:value-type="string" calcext:value-type="string" table:number-columns-spanned="1" table:number-rows-spanned="2">
            <text:p>e/m *10^7</text:p>
          </table:table-cell>
          <table:table-cell table:number-columns-repeated="1011"/>
        </table:table-row>
        <table:table-row table:style-name="ro1">
          <table:covered-table-cell table:number-columns-repeated="7" table:style-name="ce17"/>
          <table:table-cell table:style-name="ce9" office:value-type="string" calcext:value-type="string">
            <text:p>θ1</text:p>
          </table:table-cell>
          <table:table-cell table:style-name="ce10" office:value-type="string" calcext:value-type="string">
            <text:p>θ2</text:p>
          </table:table-cell>
          <table:table-cell table:style-name="ce17" office:value-type="string" calcext:value-type="string">
            <text:p>Mean <text:span text:style-name="T1">θ</text:span></text:p>
          </table:table-cell>
          <table:covered-table-cell table:number-columns-repeated="3" table:style-name="ce17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style-name="ce7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formula="of:=[.D11]-[.C11]" office:value-type="float" office:value="0.5" calcext:value-type="float">
            <text:p>0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SUM([.H11:.I11]) /2" office:value-type="float" office:value="41" calcext:value-type="float">
            <text:p>41</text:p>
          </table:table-cell>
          <table:table-cell table:formula="of:=0.345*TAN(22*[.J11]/(180*7))" office:value-type="float" office:value="0.300078424224683" calcext:value-type="float">
            <text:p>0.300078424224683</text:p>
          </table:table-cell>
          <table:table-cell table:formula="of:=[.K11]^2" office:value-type="float" office:value="0.0900470606851686" calcext:value-type="float">
            <text:p>0.090047060685169</text:p>
          </table:table-cell>
          <table:table-cell table:style-name="ce6" table:formula="of:=(([.B11]*[.E11])/(1.8*11*0.6*[.L11]))" office:value-type="float" office:value="2.3837142824343" calcext:value-type="float">
            <text:p>2.3837142824343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formula="of:=[.D12]-[.C12]" office:value-type="float" office:value="0.6" calcext:value-type="float">
            <text:p>0.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H12:.I12]) /2" office:value-type="float" office:value="54.5" calcext:value-type="float">
            <text:p>54.5</text:p>
          </table:table-cell>
          <table:table-cell table:formula="of:=0.345*TAN(22*[.J12]/(180*7))" office:value-type="float" office:value="0.484064068898365" calcext:value-type="float">
            <text:p>0.484064068898365</text:p>
          </table:table-cell>
          <table:table-cell table:formula="of:=[.K12]^2" office:value-type="float" office:value="0.234318022798441" calcext:value-type="float">
            <text:p>0.234318022798441</text:p>
          </table:table-cell>
          <table:table-cell table:style-name="ce6" table:formula="of:=(([.B12]*[.E12])/(1.8*11*0.6*[.L12]))" office:value-type="float" office:value="1.25013556119526" calcext:value-type="float">
            <text:p>1.25013556119526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table:formula="of:=[.C12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D13]-[.C13]" office:value-type="float" office:value="0.7" calcext:value-type="float">
            <text:p>0.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SUM([.H13:.I13]) /2" office:value-type="float" office:value="58" calcext:value-type="float">
            <text:p>58</text:p>
          </table:table-cell>
          <table:table-cell table:formula="of:=0.345*TAN(22*[.J13]/(180*7))" office:value-type="float" office:value="0.552616315497484" calcext:value-type="float">
            <text:p>0.552616315497484</text:p>
          </table:table-cell>
          <table:table-cell table:formula="of:=[.K13]^2" office:value-type="float" office:value="0.305384792154015" calcext:value-type="float">
            <text:p>0.305384792154015</text:p>
          </table:table-cell>
          <table:table-cell table:style-name="ce6" table:formula="of:=(([.B13]*[.E13])/(1.8*11*0.6*[.L13]))" office:value-type="float" office:value="1.33132253802807" calcext:value-type="float">
            <text:p>1.33132253802807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13]"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formula="of:=[.D14]-[.C14]" office:value-type="float" office:value="0.8" calcext:value-type="float">
            <text:p>0.8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SUM([.H14:.I14]) /2" office:value-type="float" office:value="64.5" calcext:value-type="float">
            <text:p>64.5</text:p>
          </table:table-cell>
          <table:table-cell table:formula="of:=0.345*TAN(22*[.J14]/(180*7))" office:value-type="float" office:value="0.724151780938129" calcext:value-type="float">
            <text:p>0.724151780938129</text:p>
          </table:table-cell>
          <table:table-cell table:formula="of:=[.K14]^2" office:value-type="float" office:value="0.524395801835863" calcext:value-type="float">
            <text:p>0.524395801835863</text:p>
          </table:table-cell>
          <table:table-cell table:style-name="ce6" table:formula="of:=(([.B14]*[.E14])/(1.8*11*0.6*[.L14]))" office:value-type="float" office:value="1.02731665058058" calcext:value-type="float">
            <text:p>1.02731665058058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table:formula="of:=[.C14]"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formula="of:=[.D15]-[.C15]" office:value-type="float" office:value="0.9" calcext:value-type="float">
            <text:p>0.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SUM([.H15:.I15]) /2" office:value-type="float" office:value="66" calcext:value-type="float">
            <text:p>66</text:p>
          </table:table-cell>
          <table:table-cell table:formula="of:=0.345*TAN(22*[.J15]/(180*7))" office:value-type="float" office:value="0.775850589469999" calcext:value-type="float">
            <text:p>0.775850589469999</text:p>
          </table:table-cell>
          <table:table-cell table:formula="of:=[.K15]^2" office:value-type="float" office:value="0.601944137180945" calcext:value-type="float">
            <text:p>0.601944137180945</text:p>
          </table:table-cell>
          <table:table-cell table:style-name="ce6" table:formula="of:=(([.B15]*[.E15])/(1.8*11*0.6*[.L15]))" office:value-type="float" office:value="1.0697660366876" calcext:value-type="float">
            <text:p>1.0697660366876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6"/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1"/>
          <table:table-cell table:style-name="ce6"/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1"/>
          <table:table-cell table:style-name="ce6"/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1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8" office:value-type="string" calcext:value-type="string" table:number-columns-spanned="2" table:number-rows-spanned="1">
            <text:p>Mean value of e/m =</text:p>
          </table:table-cell>
          <table:covered-table-cell table:style-name="ce6"/>
          <table:table-cell table:style-name="ce6" table:formula="of:=SUM([.M11:.M19])/5" office:value-type="float" office:value="1.41245101378516" calcext:value-type="float">
            <text:p>1.41245101378516</text:p>
          </table:table-cell>
          <table:table-cell/>
          <table:table-cell office:value-type="string" calcext:value-type="string">
            <text:p>Actual Value=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Error=</text:p>
          </table:table-cell>
          <table:table-cell table:style-name="ce20" table:formula="of:=[.I23]-[.C23]" office:value-type="float" office:value="0.287548986214839" calcext:value-type="float">
            <text:p>0.287548986214839</text:p>
          </table:table-cell>
          <table:table-cell table:style-name="ce20" table:number-columns-repeated="3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2" svg:font-family="'Nimbus Sans'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3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0:41:22.430641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00:33:04.124571304</meta:creation-date>
    <dc:date>2020-02-26T12:11:31.452167498</dc:date>
    <meta:editing-duration>PT1H20M54S</meta:editing-duration>
    <meta:editing-cycles>32</meta:editing-cycles>
    <meta:generator>LibreOffice/6.4.0.3$Linux_X86_64 LibreOffice_project/40$Build-3</meta:generator>
    <meta:document-statistic meta:table-count="1" meta:cell-count="97" meta:object-count="0"/>
  </office:meta>
</office:document-meta>
</file>